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Heading">
      <style:paragraph-properties fo:text-align="center" style:justify-single-word="false" fo:break-before="page"/>
      <style:text-properties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1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2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 style:master-page-name="Standard">
      <style:paragraph-properties style:page-number="1"/>
    </style:style>
    <style:style style:name="P14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9"/>
          </table:table-cell>
        </table:table-row>
        <table:table-row table:style-name="Tableau17.2">
          <table:table-cell table:style-name="Tableau17.A2" office:value-type="string">
            <text:p text:style-name="P10">GENIE LOGICIEL-PROJET2</text:p>
          </table:table-cell>
        </table:table-row>
        <table:table-row table:style-name="Tableau17.3">
          <table:table-cell table:style-name="Tableau17.A3" office:value-type="string">
            <text:p text:style-name="P11">Nom Document</text:p>
          </table:table-cell>
        </table:table-row>
        <table:table-row table:style-name="Tableau17.4">
          <table:table-cell table:style-name="Tableau17.A4" office:value-type="string">
            <text:p text:style-name="P8"/>
          </table:table-cell>
        </table:table-row>
        <table:table-row table:style-name="Tableau17.4">
          <table:table-cell table:style-name="Tableau17.A4" office:value-type="string">
            <text:p text:style-name="P12">Nom Auteur</text:p>
          </table:table-cell>
        </table:table-row>
        <table:table-row table:style-name="Tableau17.4">
          <table:table-cell table:style-name="Tableau17.A4" office:value-type="string">
            <text:p text:style-name="P12">Date début – Date fin</text:p>
          </table:table-cell>
        </table:table-row>
      </table:table>
      <text:p text:style-name="P13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P5">Nom Document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Nom document – Version X.X</text:p>
      </style:header>
      <style:footer>
        <text:p text:style-name="MP1"><text:page-number text:select-page="current">2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3T18:26:12</dc:date>
    <meta:editing-duration>PT11H19M56S</meta:editing-duration>
    <meta:editing-cycles>102</meta:editing-cycles>
    <meta:document-statistic meta:table-count="5" meta:image-count="0" meta:object-count="0" meta:page-count="4" meta:paragraph-count="27" meta:word-count="56" meta:character-count="306"/>
    <dc:creator>Foucou Romain</dc:creator>
  </office:meta>
</office:document-meta>
</file>